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9b2ab" officeooo:paragraph-rsid="0019b2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zypadki użyc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narinios </meta:initial-creator>
    <meta:creation-date>2015-01-08T00:36:31.650748042</meta:creation-date>
    <dc:date>2015-01-08T00:37:00.330993486</dc:date>
    <dc:creator>kanarinios </dc:cre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5"/>
    <meta:generator>LibreOffice/4.1.3.2$Linux_x86 LibreOffice_project/410m0$Build-2</meta:generator>
  </office:meta>
</office:document-meta>
</file>